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 1</text:p>
          </table:table-cell>
          <table:table-cell table:style-name="ce1" office:value-type="date" office:date-value="2009-01-01" calcext:value-type="date">
            <text:p>01/01/09</text:p>
          </table:table-cell>
          <table:table-cell office:value-type="string" calcext:value-type="string">
            <text:p>Days</text:p>
          </table:table-cell>
          <table:table-cell table:formula="of:=[.C4]-[.C3]" office:value-type="float" office:value="4383" calcext:value-type="float">
            <text:p>4383</text:p>
          </table:table-cell>
          <table:table-cell/>
          <table:table-cell office:value-type="string" calcext:value-type="string">
            <text:p>Max Station Yea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Date 2</text:p>
          </table:table-cell>
          <table:table-cell table:style-name="ce1" office:value-type="date" office:date-value="2021-01-01" calcext:value-type="date">
            <text:p>01/01/21</text:p>
          </table:table-cell>
          <table:table-cell office:value-type="string" calcext:value-type="string">
            <text:p>Years Between</text:p>
          </table:table-cell>
          <table:table-cell table:formula="of:=[.E3]/365" office:value-type="float" office:value="12.0082191780822" calcext:value-type="float">
            <text:p>12.0082191780822</text:p>
          </table:table-cell>
          <table:table-cell/>
          <table:table-cell office:value-type="string" calcext:value-type="string">
            <text:p>Max Station Days</text:p>
          </table:table-cell>
          <table:table-cell table:formula="of:=[.H3]*365" office:value-type="float" office:value="3650" calcext:value-type="float">
            <text:p>3650</text:p>
          </table:table-cell>
        </table:table-row>
        <table:table-row table:style-name="ro1">
          <table:table-cell/>
          <table:table-cell office:value-type="string" calcext:value-type="string">
            <text:p>Start I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ith Safety</text:p>
          </table:table-cell>
          <table:table-cell table:formula="of:=[.H4]-7" office:value-type="float" office:value="3643" calcext:value-type="float">
            <text:p>3643</text:p>
          </table:table-cell>
        </table:table-row>
        <table:table-row table:style-name="ro1">
          <table:table-cell/>
          <table:table-cell office:value-type="string" calcext:value-type="string">
            <text:p>End Id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# Stations</text:p>
          </table:table-cell>
          <table:table-cell table:formula="of:=[.C6]-[.C5]+1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 Station Days</text:p>
          </table:table-cell>
          <table:table-cell table:formula="of:=[.E3]*[.C8]" office:value-type="float" office:value="4383000" calcext:value-type="float">
            <text:p>4383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obs </text:p>
          </table:table-cell>
          <table:table-cell table:formula="of:=[.C10]/[.H4]" office:value-type="float" office:value="1200.82191780822" calcext:value-type="float">
            <text:p>1200.82191780822</text:p>
          </table:table-cell>
          <table:table-cell table:formula="of:=CEILING([.C11])"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fety Jobs</text:p>
          </table:table-cell>
          <table:table-cell table:formula="of:=[.C10]/[.H5]" office:value-type="float" office:value="1203.12928904749" calcext:value-type="float">
            <text:p>1203.12928904749</text:p>
          </table:table-cell>
          <table:table-cell table:formula="of:=CEILING([.C12])"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ays Per Job</text:p>
          </table:table-cell>
          <table:table-cell table:formula="of:=[.C10]/[.C11]/[.C8]" office:value-type="float" office:value="3.65" calcext:value-type="float">
            <text:p>3.65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Safe Days Per Job</text:p>
          </table:table-cell>
          <table:table-cell table:formula="of:=[.C10]/[.C12]/[.C8]" office:value-type="float" office:value="3.643" calcext:value-type="float">
            <text:p>3.64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Ok so this is not a real world number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 uneven division of Days Per Job multiplied by Number Of Jobs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You know what fuck this belching piece of garbage that was here befor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4T11:56:19.852000000</meta:creation-date>
    <dc:date>2021-03-14T12:08:46.487000000</dc:date>
    <meta:editing-duration>PT1M56S</meta:editing-duration>
    <meta:editing-cycles>1</meta:editing-cycles>
    <meta:document-statistic meta:table-count="1" meta:cell-count="35" meta:object-count="0"/>
    <meta:generator>LibreOffice/6.4.5.2$Windows_X86_64 LibreOffice_project/a726b36747cf2001e06b58ad5db1aa3a9a1872d6</meta:generator>
  </office:meta>
</office:document-meta>
</file>